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c9211e" fo:font-weight="bold" officeooo:rsid="00008e25" officeooo:paragraph-rsid="00008e25" style:font-weight-asian="bold" style:font-weight-complex="bold"/>
    </style:style>
    <style:style style:name="P2" style:family="paragraph" style:parent-style-name="Standard">
      <style:text-properties officeooo:rsid="00018673" officeooo:paragraph-rsid="00018673"/>
    </style:style>
    <style:style style:name="P3" style:family="paragraph" style:parent-style-name="Standard">
      <style:text-properties officeooo:rsid="0001ab5c" officeooo:paragraph-rsid="0001ab5c"/>
    </style:style>
    <style:style style:name="P4" style:family="paragraph" style:parent-style-name="Standard">
      <style:text-properties officeooo:rsid="000385d3" officeooo:paragraph-rsid="00018673"/>
    </style:style>
    <style:style style:name="P5" style:family="paragraph" style:parent-style-name="Standard">
      <style:text-properties officeooo:rsid="0004ff3f" officeooo:paragraph-rsid="0004ff3f"/>
    </style:style>
    <style:style style:name="P6" style:family="paragraph" style:parent-style-name="Standard">
      <style:text-properties fo:color="#2a6099" fo:font-weight="bold" officeooo:rsid="0004ff3f" officeooo:paragraph-rsid="0004ff3f" style:font-weight-asian="bold" style:font-weight-complex="bold"/>
    </style:style>
    <style:style style:name="P7" style:family="paragraph" style:parent-style-name="Standard">
      <style:text-properties officeooo:rsid="0007a9c9" officeooo:paragraph-rsid="0007a9c9"/>
    </style:style>
    <style:style style:name="P8" style:family="paragraph" style:parent-style-name="Standard">
      <style:text-properties officeooo:rsid="000b47ae" officeooo:paragraph-rsid="000b47ae"/>
    </style:style>
    <style:style style:name="P9" style:family="paragraph" style:parent-style-name="Standard">
      <style:text-properties fo:color="#bf0041" fo:font-weight="bold" officeooo:rsid="000dd485" officeooo:paragraph-rsid="000dd485" fo:background-color="transparent" style:font-weight-asian="bold" style:font-weight-complex="bold"/>
    </style:style>
    <style:style style:name="P10" style:family="paragraph" style:parent-style-name="Standard">
      <style:text-properties officeooo:paragraph-rsid="000dd485"/>
    </style:style>
    <style:style style:name="P11" style:family="paragraph" style:parent-style-name="Standard">
      <style:text-properties fo:color="#f10d0c" fo:font-weight="bold" officeooo:rsid="000dd485" officeooo:paragraph-rsid="000dd485" fo:background-color="transparent" style:font-weight-asian="bold" style:font-weight-complex="bold"/>
    </style:style>
    <style:style style:name="P12" style:family="paragraph" style:parent-style-name="Standard">
      <style:text-properties fo:color="#f10d0c" fo:font-weight="bold" officeooo:rsid="000e9bd4" officeooo:paragraph-rsid="000e9bd4" style:font-weight-asian="bold" style:font-weight-complex="bold"/>
    </style:style>
    <style:style style:name="P13" style:family="paragraph" style:parent-style-name="Standard">
      <style:text-properties officeooo:rsid="000e9bd4" officeooo:paragraph-rsid="000e9bd4"/>
    </style:style>
    <style:style style:name="P14" style:family="paragraph" style:parent-style-name="Standard">
      <style:text-properties fo:font-style="italic" officeooo:rsid="000e9bd4" officeooo:paragraph-rsid="000e9bd4" style:font-style-asian="italic" style:font-style-complex="italic"/>
    </style:style>
    <style:style style:name="P15" style:family="paragraph" style:parent-style-name="Standard">
      <style:text-properties officeooo:rsid="000ff5e6" officeooo:paragraph-rsid="000ff5e6"/>
    </style:style>
    <style:style style:name="P16" style:family="paragraph" style:parent-style-name="Standard">
      <style:text-properties officeooo:paragraph-rsid="000ff5e6"/>
    </style:style>
    <style:style style:name="P17" style:family="paragraph" style:parent-style-name="Standard">
      <style:text-properties officeooo:rsid="0011142f" officeooo:paragraph-rsid="0011142f"/>
    </style:style>
    <style:style style:name="P18" style:family="paragraph" style:parent-style-name="Standard">
      <style:text-properties officeooo:rsid="0012bbdc" officeooo:paragraph-rsid="0012bbdc"/>
    </style:style>
    <style:style style:name="T1" style:family="text">
      <style:text-properties fo:color="#c9211e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FreeMono"/>
    </style:style>
    <style:style style:name="T4" style:family="text">
      <style:text-properties style:font-name="FreeMono" officeooo:rsid="0001ab5c"/>
    </style:style>
    <style:style style:name="T5" style:family="text">
      <style:text-properties officeooo:rsid="0001ab5c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officeooo:rsid="0006050a"/>
    </style:style>
    <style:style style:name="T9" style:family="text">
      <style:text-properties officeooo:rsid="00095899"/>
    </style:style>
    <style:style style:name="T10" style:family="text">
      <style:text-properties officeooo:rsid="000b47ae"/>
    </style:style>
    <style:style style:name="T11" style:family="text">
      <style:text-properties officeooo:rsid="000bc2b5"/>
    </style:style>
    <style:style style:name="T12" style:family="text">
      <style:text-properties officeooo:rsid="000bf187"/>
    </style:style>
    <style:style style:name="T13" style:family="text">
      <style:text-properties officeooo:rsid="000c26e8"/>
    </style:style>
    <style:style style:name="T14" style:family="text">
      <style:text-properties officeooo:rsid="000dd485"/>
    </style:style>
    <style:style style:name="T15" style:family="text">
      <style:text-properties officeooo:rsid="000e7a94"/>
    </style:style>
    <style:style style:name="T16" style:family="text">
      <style:text-properties fo:color="#f10d0c" fo:font-weight="bold" style:font-weight-asian="bold" style:font-weight-complex="bold"/>
    </style:style>
    <style:style style:name="T17" style:family="text">
      <style:text-properties officeooo:rsid="000ff5e6"/>
    </style:style>
    <style:style style:name="T18" style:family="text">
      <style:text-properties officeooo:rsid="0011142f"/>
    </style:style>
    <style:style style:name="T19" style:family="text">
      <style:text-properties fo:color="#2a6099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IDEA 1</text:span>: </text:p>
      <text:p text:style-name="P4"/>
      <text:p text:style-name="P5">Ogni thread possiede una copia completa di S, poiché se |S| &lt; comm_sz, succede un macello.</text:p>
      <text:p text:style-name="P5">Ogni processo possiede la sua versione locale di string_count, inizializzata con un calloc.</text:p>
      <text:p text:style-name="P4"/>
      <text:p text:style-name="P2">Thread 0 apre il file, scorre i packet usando pcap.next e per ogni packet estrae il payload. Successivamente invia il payload n al processo n° <text:span text:style-name="T3">(</text:span><text:span text:style-name="T4">(</text:span><text:span text:style-name="T3">n</text:span><text:span text:style-name="T4">+1)</text:span><text:span text:style-name="T3">%comm_sz)</text:span>. <text:span text:style-name="T5">La Send deve essere bloccante, deve aspettare che ci sia una Receive ad aspettarlo.</text:span></text:p>
      <text:p text:style-name="P2"/>
      <text:p text:style-name="P2">I Thread figli ricevono il payload, eseguono l’algoritmo su di esso, <text:span text:style-name="T5">e aggiornano il loro vettore locale di string_count. Dopo di che, finisce il ciclo e rientrano nella Receive (bloccante).</text:span></text:p>
      <text:p text:style-name="P5">Una volta finito il ciclo di Receive, si fa una MPI_Reduce su string_count, dove si manda a processo zero la somma totale. </text:p>
      <text:p text:style-name="P7">Attenzione che la MPI_Reduce deve avere un destination buffer diverso da string_count, quindi processo 0 deve avere un array di size string_count inizializzato con una calloc.</text:p>
      <text:p text:style-name="P2"/>
      <text:p text:style-name="P3"><text:span text:style-name="T7">Problema</text:span><text:span text:style-name="T6">:</text:span> i processi devono ricevere fino a quando ci sono payload, ma come fanno a sapere che non ci sono più?</text:p>
      <text:p text:style-name="P3"/>
      <text:p text:style-name="P3"><text:span text:style-name="T7">Soluzione:</text:span> se abbiamo contato il numero dei packet prima, possiamo avere un vettore di size dove ad indice local_size[my_rank] abbiamo il numero di payload che deve ricevere ogni thread.</text:p>
      <text:p text:style-name="P3"/>
      <text:p text:style-name="P6">Commenti/Prestazioni:</text:p>
      <text:p text:style-name="P5"/>
      <text:p text:style-name="P5">Rimane da vedere come inviare il payload, che è una char* da processo 0 ad un altro processo. <text:span text:style-name="T9">Quindi allocazione di memoria e comunicazione fra processi. </text:span><text:span text:style-name="T10">Si potrebbe fare che processo 0 comunica prima la lunghezza del payload, in modo da permettere al processo di destinazione di allocare la giusta quantità di memoria, e poi farglielo inviare.</text:span></text:p>
      <text:p text:style-name="P8">Oppure si potrebbe settare una size MAX_LENGTH e salvare il payload in un array di quella size.</text:p>
      <text:p text:style-name="P10"><text:span text:style-name="T14">MAX_LENGTTH dovrebbe essere </text:span>65535.</text:p>
      <text:p text:style-name="P5"/>
      <text:p text:style-name="P5">Come prestazioni, non è l’ideale. Stiamo facendo fare un sacco di lavoro a processo 0, poiché è lui che si chiama la funzione di dumping del payload per ogni packet. </text:p>
      <text:p text:style-name="P5">Una volta fatto questo, invia il payload ai processi e che poi possono eseguire l’algoritmo, quindi parallelizziamo l’esecuzione di esso, ma bisogna considerare anche il tempo che i thread ci mettono ad eseguire l’algoritmo e il tempo che impiega processo 0 ad estrarre il payload e a mandarlo ad un altro processo, potrebbe essere che processo 1 abbia già finito l’esecuzione dell’algoritmo quando processo 2 riceve <text:span text:style-name="T8">il suo payload, causando così un overhead gigante.</text:span></text:p>
      <text:p text:style-name="P5"/>
      <text:p text:style-name="P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1">IDEA 2:</text:p>
      <text:p text:style-name="P5"/>
      <text:p text:style-name="P8">Fare una signal per ogni packet? <text:span text:style-name="T11">Sarebbe la stessa cosa di IDEA 1, ma ora il carico è diviso più equamente, perché i thread eseguono anche il dumping del payload in parallelo. </text:span><text:span text:style-name="T12">Inoltre il problema di cui parlavo prima, di processo 1 che finisce prima che processo 2 riceve il packet, viene mitigato, </text:span><text:span text:style-name="T13">ma non eliminato, infatti se ci sono tanti processi, ad esempio processo 1 potrebbe aver finito da secoli </text:span><text:span text:style-name="T14">ed essere in attesa di un nuovo packet</text:span><text:span text:style-name="T13">, mentre processo 0 sta mandando il packet a processo 400, ad esempio. </text:span><text:span text:style-name="T15">Ricordiamoci che computare localmente è molto più veloce di comunicare.</text:span></text:p>
      <text:p text:style-name="P8"/>
      <text:p text:style-name="P8"/>
      <text:p text:style-name="P12">IDEA 3:</text:p>
      <text:p text:style-name="P13"/>
      <text:p text:style-name="P13">Quest’idea si basa su un’approccio differente al problema, guardandolo in maniera leggermente diversa.</text:p>
      <text:p text:style-name="P13">Possiamo dividere il carico, invece che in pacchetti in numero di stringhe.</text:p>
      <text:p text:style-name="P13">Ma prima facciamo uno step indietro, è importante capire una cosa:</text:p>
      <text:p text:style-name="P13"/>
      <text:p text:style-name="P14">“Non possiamo mandare dei puntatori in MPI, perché i puntatori fanno riferimento alla memoria locale dei processi! Non ha senso mandare indirizzi di memoria fra processi diversi.</text:p>
      <text:p text:style-name="P13"/>
      <text:p text:style-name="P14">Il problema di mandare array bidimensionali di stringhe è che:</text:p>
      <text:p text:style-name="P14"/>
      <text:p text:style-name="P14">array_of_packets = [packet0, packet1, packet2, ... , packetn]</text:p>
      <text:p text:style-name="P14"/>
      <text:p text:style-name="P14">I pacchetti non sono contigui in memoria, ad esempio packet1 non inizia subito dopo packet0, <text:span text:style-name="T2">e la Scatter funziona in modo tale da funzionare </text:span><text:span text:style-name="T16">solo quando gli elementi in un array sono contigui</text:span><text:span text:style-name="T2">.</text:span></text:p>
      <text:p text:style-name="P14"/>
      <text:p text:style-name="P14">Perché: array_of_packet = malloc(n*sizeof(char *) -&gt; alloca puntatori contigui, ma che puntano a memorie chissà dove.”</text:p>
      <text:p text:style-name="P13"/>
      <text:p text:style-name="P13">Quindi, se il problema è che non possiamo usare puntatori di puntatori, perché non usare un singolo array di char, ovvero una stringa gigante che contenga tutti i payload, e scatterare quella in modo tale da bilanciare il carico nei vari nodi?</text:p>
      <text:p text:style-name="P13"/>
      <text:p text:style-name="P16"><text:span text:style-name="T17">Per farlo, ogni processo deve aver allocato un array di size n.caratteri da ricevere.</text:span></text:p>
      <text:p text:style-name="P15">Questo significa che devo avere il numero di caratteri totali, <text:span text:style-name="T18">da dividere poi per il numero dei processi. </text:span></text:p>
      <text:p text:style-name="P13"/>
      <text:p text:style-name="P17">Mi chiedo se sia possibile farlo tutto all’interno della stessa funzione.</text:p>
      <text:p text:style-name="P17">Si potrebbe fare che processo 0 si scorre tutto il file e chiama la funzione di dump, si salva tutti questi payload all’interno di un grosso array di char, che dovrà essere reallocato ogni volta che esaurisce lo spazio.</text:p>
      <text:p text:style-name="P17">Una volta che i pacchetti da leggere sono finiti, possiamo fare lì tutti i calcoli relativi alle size dei local_array e comunicare queste size ad ogni processo attraverso una Send (che dovrà aspettare che l’altro processo effettivamente riceva). Una volta che i processi “figli” ricevono la loro size, allocano dinamicamente il loro array di char per salvarsi la porzione della stringa su cui devono operare.</text:p>
      <text:p text:style-name="P17"/>
      <text:p text:style-name="P18"/>
      <text:p text:style-name="P18"><text:soft-page-break/></text:p>
      <text:p text:style-name="P18">Una volta che hanno allocato il local_array, devono fare una Scatter e ricevere da processo 0 la porzione di array globale a loro destinata.</text:p>
      <text:p text:style-name="P18"/>
      <text:p text:style-name="P18"><text:span text:style-name="T19">Problema:</text:span> possiamo evitare di “perdere” un processo, e far inviare a processo 0 la parte di array globale a lui destinata? </text:p>
      <text:p text:style-name="P18"/>
      <text:p text:style-name="P18">Una volta ottenuta la loro stringa “gigante”, possono eseguire l’algoritmo direttamente su questa stringa, per ogni stringa contenuta in S. </text:p>
      <text:p text:style-name="P18"/>
      <text:p text:style-name="P18">Il funzionamento di string_count[] è uguale a quello descritto per l’idea 1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c9211e" fo:font-weight="bold" officeooo:rsid="00008e25" officeooo:paragraph-rsid="00008e25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TRUCTURE MPI PROGRAM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1T11:19:21.499812829</meta:creation-date>
    <dc:date>2020-12-12T12:59:25.899884185</dc:date>
    <meta:editing-duration>PT2H22M6S</meta:editing-duration>
    <meta:editing-cycles>13</meta:editing-cycles>
    <meta:generator>LibreOffice/6.4.6.2$Linux_X86_64 LibreOffice_project/40$Build-2</meta:generator>
    <meta:document-statistic meta:table-count="0" meta:image-count="0" meta:object-count="0" meta:page-count="3" meta:paragraph-count="37" meta:word-count="886" meta:character-count="5434" meta:non-whitespace-character-count="4578"/>
  </office:meta>
</office:document-meta>
</file>